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603" officeooo:paragraph-rsid="000c1603"/>
    </style:style>
    <style:style style:name="P2" style:family="paragraph" style:parent-style-name="Standard">
      <style:text-properties officeooo:paragraph-rsid="000c1603"/>
    </style:style>
    <style:style style:name="P3" style:family="paragraph" style:parent-style-name="Standard">
      <style:text-properties fo:color="#000000" loext:opacity="100%" style:font-name="Liberation Serif" fo:font-size="12pt" officeooo:paragraph-rsid="000c1603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0c1603" officeooo:paragraph-rsid="000c1603" style:font-size-asian="12pt" style:font-size-complex="12pt"/>
    </style:style>
    <style:style style:name="P5" style:family="paragraph" style:parent-style-name="Standard">
      <style:text-properties officeooo:rsid="000c1603" officeooo:paragraph-rsid="000c1603"/>
    </style:style>
    <style:style style:name="P6" style:family="paragraph" style:parent-style-name="Standard">
      <style:text-properties officeooo:paragraph-rsid="000c1603"/>
    </style:style>
    <style:style style:name="T1" style:family="text">
      <style:text-properties officeooo:rsid="000c1603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1603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842d" style:font-size-asian="12pt" style:font-size-complex="12pt"/>
    </style:style>
    <style:style style:name="T5" style:family="text">
      <style:text-properties fo:color="#000000" loext:opacity="100%" style:font-name="Liberation Serif" fo:font-size="12pt" style:font-size-asian="12pt" style:font-size-complex="12pt"/>
    </style:style>
    <style:style style:name="T6" style:family="text">
      <style:text-properties fo:color="#000000" loext:opacity="100%" style:font-name="Liberation Serif" fo:font-size="12pt" officeooo:rsid="000c1603" style:font-size-asian="12pt" style:font-size-complex="12pt"/>
    </style:style>
    <style:style style:name="T7" style:family="text">
      <style:text-properties fo:color="#000000" loext:opacity="100%" style:font-name="Liberation Serif" fo:font-size="12pt" officeooo:rsid="000c842d" style:font-size-asian="12pt" style:font-size-complex="12pt"/>
    </style:style>
    <style:style style:name="T8" style:family="text">
      <style:text-properties fo:color="#000000" loext:opacity="100%" style:font-name="Liberation Serif" fo:font-size="12pt" officeooo:rsid="000e0bb9" style:font-size-asian="12pt" style:font-size-complex="12pt"/>
    </style:style>
    <style:style style:name="T9" style:family="text">
      <style:text-properties officeooo:rsid="000c842d"/>
    </style:style>
    <style:style style:name="T10" style:family="text">
      <style:text-properties officeooo:rsid="000e0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 describiremos que hace cada archivo que hemos subido a nuestro repositorio de GitHub:</text:p>
      <text:p text:style-name="P1"/>
      <text:p text:style-name="P1">- index.html: es el menú principal desde el cual accedemos a insertar o buscar productos y cliente.</text:p>
      <text:p text:style-name="P1"/>
      <text:p text:style-name="P1">- insertar.html: cuando nos dirigimos a esta sección tendremos la posibilidad de meter un producto en nuestra base de datos previamente creada.</text:p>
      <text:p text:style-name="P1"/>
      <text:p text:style-name="P1">- buscar.html: aquí podremos buscar productos para ver si están en la base de datos. Los podremos buscar por nombre, descripción…</text:p>
      <text:p text:style-name="P1"/>
      <text:p text:style-name="P1">- insertarClientes.html: cuando nos dirigimos a esta sección tendremos la posibilidad de meter un cliente en nuestra base de datos previamente creada.</text:p>
      <text:p text:style-name="P1"/>
      <text:p text:style-name="P1">- buscarClientes.html: aquí podremos buscar clientes para ver si están en la base de datos. Los podremos buscar por nombre, DNI, email…</text:p>
      <text:p text:style-name="P1"/>
      <text:p text:style-name="P2"><text:span text:style-name="T1">- buscar</text:span><text:span text:style-name="T9">Producto</text:span><text:span text:style-name="T1">.php: </text:span><text:span text:style-name="T2">Conecta con </text:span><text:span text:style-name="T3">la</text:span><text:span text:style-name="T2"> base de datos </text:span><text:span text:style-name="T3">que hemos crerado previamente</text:span><text:span text:style-name="T2"> </text:span><text:span text:style-name="T3">y comprueba</text:span><text:span text:style-name="T2"> si lo</text:span><text:span text:style-name="T3">s datos que</text:span><text:span text:style-name="T2"> hemos establecido en </text:span><text:span text:style-name="T3">el formulario del archivo </text:span><text:span text:style-name="T2">buscar.html coincide con los registros </text:span><text:span text:style-name="T3">que estyán en la tabla de la base de datos</text:span><text:span text:style-name="T2">.</text:span></text:p>
      <text:p text:style-name="P3"/>
      <text:p text:style-name="P2"><text:span text:style-name="T5">- </text:span><text:span text:style-name="T6">insertar</text:span><text:span text:style-name="T7">Producto</text:span><text:span text:style-name="T6">.php: </text:span><text:span text:style-name="T7">Recoge</text:span><text:span text:style-name="T3"> los datos que hemos establecido en </text:span><text:span text:style-name="T4">el formulario </text:span><text:span text:style-name="T3">insertar.html y los </text:span><text:span text:style-name="T4">implementa</text:span><text:span text:style-name="T3"> en </text:span><text:span text:style-name="T4">nuestra</text:span><text:span text:style-name="T3"> base de datos.</text:span></text:p>
      <text:p text:style-name="P4"/>
      <text:p text:style-name="P2"><text:span text:style-name="T6">- </text:span><text:span text:style-name="T7">insertarClientes.php: </text:span><text:span text:style-name="T8">Recoge</text:span><text:span text:style-name="T4"> los datos que hemos establecido en insertarClientes.html y los guarda en la base de datos.</text:span></text:p>
      <text:p text:style-name="P1"/>
      <text:p text:style-name="P2"><text:span text:style-name="T1">- </text:span><text:span text:style-name="T10">buscarClientes.php: Conecta con la base de datos para ver si los datos insertados en el archivo buscarClientes.html coincide con los registros situados en las tablas de la base de datos.</text:span></text:p>
      <text:p text:style-name="P2"/>
      <text:p text:style-name="P2">- <text:span text:style-name="T10">pruebas.sql: es el archivo que contiene la creación de la base de datos junto con sus tablas y sus respectivos campo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01:02:41.633000000</meta:creation-date>
    <dc:date>2021-01-23T02:23:38.708000000</dc:date>
    <meta:editing-duration>PT6M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1" meta:word-count="250" meta:character-count="1561" meta:non-whitespace-character-count="1321"/>
  </office:meta>
</office:document-meta>
</file>